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02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바레인(바레인)</text:p>
          </table:table-cell>
          <table:table-cell office:value-type="string" calcext:value-type="string">
            <text:p>https://namu.wiki/w/%EB%B0%94%EB%A0%88%EC%9D%B8%20%EC%9D%B8%ED%84%B0%EB%82%B4%EC%85%94%EB%84%90%20%EC%84%9C%ED%82%B7</text:p>
          </table:table-cell>
        </table:table-row>
        <table:table-row table:style-name="ro2">
          <table:table-cell office:value-type="string" calcext:value-type="string">
            <text:p>사우디아라비아(제다)</text:p>
          </table:table-cell>
          <table:table-cell office:value-type="string" calcext:value-type="string">
            <text:p>https://namu.wiki/w/%EC%A0%9C%EB%8B%A4%20%EC%BD%94%EB%8B%88%EC%89%AC%20%EC%84%9C%ED%82%B7</text:p>
          </table:table-cell>
        </table:table-row>
        <table:table-row table:style-name="ro2">
          <table:table-cell office:value-type="string" calcext:value-type="string">
            <text:p>호주(멜버른)</text:p>
          </table:table-cell>
          <table:table-cell office:value-type="string" calcext:value-type="string">
            <text:p>https://namu.wiki/w/%EC%95%A8%EB%B2%84%ED%8A%B8%20%ED%8C%8C%ED%81%AC%20%EC%84%9C%ED%82%B7</text:p>
          </table:table-cell>
        </table:table-row>
        <table:table-row table:style-name="ro2">
          <table:table-cell office:value-type="string" calcext:value-type="string">
            <text:p>일본(스즈카)</text:p>
          </table:table-cell>
          <table:table-cell office:value-type="string" calcext:value-type="string">
            <text:p>https://namu.wiki/w/%EC%8A%A4%EC%A6%88%EC%B9%B4%20%EC%84%9C%ED%82%B7</text:p>
          </table:table-cell>
        </table:table-row>
        <table:table-row table:style-name="ro2">
          <table:table-cell office:value-type="string" calcext:value-type="string">
            <text:p>중국(상하이)</text:p>
          </table:table-cell>
          <table:table-cell office:value-type="string" calcext:value-type="string">
            <text:p>https://namu.wiki/w/%EC%83%81%ED%95%98%EC%9D%B4%20%EC%9D%B8%ED%84%B0%EB%82%B4%EC%85%94%EB%84%90%20%EC%84%9C%ED%82%B7</text:p>
          </table:table-cell>
        </table:table-row>
        <table:table-row table:style-name="ro2">
          <table:table-cell office:value-type="string" calcext:value-type="string">
            <text:p>미국(마이애미)</text:p>
          </table:table-cell>
          <table:table-cell office:value-type="string" calcext:value-type="string">
            <text:p>https://namu.wiki/w/%EB%A7%88%EC%9D%B4%EC%95%A0%EB%AF%B8%20%EC%9D%B8%ED%84%B0%EB%82%B4%EC%85%94%EB%84%90%20%EC%98%A4%ED%86%A0%EB%93%9C%EB%A1%AC</text:p>
          </table:table-cell>
        </table:table-row>
        <table:table-row table:style-name="ro2">
          <table:table-cell office:value-type="string" calcext:value-type="string">
            <text:p>이탈리아(이몰라)</text:p>
          </table:table-cell>
          <table:table-cell office:value-type="string" calcext:value-type="string">
            <text:p>https://namu.wiki/w/%EC%97%94%EC%B4%88%20%EC%97%90%20%EB%94%94%EB%85%B8%20%ED%8E%98%EB%9D%BC%EB%A6%AC%20%EC%9E%90%EB%8F%99%EC%B0%A8%20%EA%B2%BD%EC%A3%BC%EC%9E%A5</text:p>
          </table:table-cell>
        </table:table-row>
        <table:table-row table:style-name="ro2">
          <table:table-cell office:value-type="string" calcext:value-type="string">
            <text:p>모나코(모나코)</text:p>
          </table:table-cell>
          <table:table-cell office:value-type="string" calcext:value-type="string">
            <text:p>https://namu.wiki/w/%EB%AA%A8%EB%82%98%EC%BD%94%20%EC%84%9C%ED%82%B7</text:p>
          </table:table-cell>
        </table:table-row>
        <table:table-row table:style-name="ro2">
          <table:table-cell office:value-type="string" calcext:value-type="string">
            <text:p>캐나다(몬트리올)</text:p>
          </table:table-cell>
          <table:table-cell office:value-type="string" calcext:value-type="string">
            <text:p>https://namu.wiki/w/%EC%A7%88%20%EB%B9%8C%EB%A5%B4%EB%84%88%EB%B8%8C%20%EC%84%9C%ED%82%B7</text:p>
          </table:table-cell>
        </table:table-row>
        <table:table-row table:style-name="ro2">
          <table:table-cell office:value-type="string" calcext:value-type="string">
            <text:p>스페인(바르셀로나)</text:p>
          </table:table-cell>
          <table:table-cell office:value-type="string" calcext:value-type="string">
            <text:p>https://namu.wiki/w/%EB%B0%94%EB%A5%B4%EC%85%80%EB%A1%9C%EB%82%98-%EC%B9%B4%ED%83%88%EB%A3%A8%EB%83%90%20%EC%84%9C%ED%82%B7</text:p>
          </table:table-cell>
        </table:table-row>
        <table:table-row table:style-name="ro2">
          <table:table-cell office:value-type="string" calcext:value-type="string">
            <text:p>오스트리아(슈필베르크)</text:p>
          </table:table-cell>
          <table:table-cell office:value-type="string" calcext:value-type="string">
            <text:p>https://namu.wiki/w/%EB%A0%88%EB%93%9C%EB%B6%88%EB%A7%81</text:p>
          </table:table-cell>
        </table:table-row>
        <table:table-row table:style-name="ro2">
          <table:table-cell office:value-type="string" calcext:value-type="string">
            <text:p>영국(실버스톤)</text:p>
          </table:table-cell>
          <table:table-cell office:value-type="string" calcext:value-type="string">
            <text:p>https://namu.wiki/w/%EC%8B%A4%EB%B2%84%EC%8A%A4%ED%86%A4%20%EC%84%9C%ED%82%B7</text:p>
          </table:table-cell>
        </table:table-row>
        <table:table-row table:style-name="ro2">
          <table:table-cell office:value-type="string" calcext:value-type="string">
            <text:p>헝가리(부다페스트)</text:p>
          </table:table-cell>
          <table:table-cell office:value-type="string" calcext:value-type="string">
            <text:p>https://namu.wiki/w/%ED%97%9D%EA%B0%80%EB%A1%9C%EB%A7%81</text:p>
          </table:table-cell>
        </table:table-row>
        <table:table-row table:style-name="ro2">
          <table:table-cell office:value-type="string" calcext:value-type="string">
            <text:p>벨기에(스파-프랑코샹)</text:p>
          </table:table-cell>
          <table:table-cell office:value-type="string" calcext:value-type="string">
            <text:p>https://namu.wiki/w/%EC%8A%A4%ED%8C%8C-%ED%94%84%EB%9E%91%EC%BD%94%EC%83%B9%20%EC%84%9C%ED%82%B7</text:p>
          </table:table-cell>
        </table:table-row>
        <table:table-row table:style-name="ro2">
          <table:table-cell office:value-type="string" calcext:value-type="string">
            <text:p>네덜란드(잔드보르트)</text:p>
          </table:table-cell>
          <table:table-cell office:value-type="string" calcext:value-type="string">
            <text:p>https://namu.wiki/w/%EC%9E%94%EB%93%9C%EB%B3%B4%EB%A5%B4%ED%8A%B8%20%EC%84%9C%ED%82%B7</text:p>
          </table:table-cell>
        </table:table-row>
        <table:table-row table:style-name="ro2">
          <table:table-cell office:value-type="string" calcext:value-type="string">
            <text:p>이탈리아(몬차)</text:p>
          </table:table-cell>
          <table:table-cell office:value-type="string" calcext:value-type="string">
            <text:p>https://namu.wiki/w/%EA%B5%AD%EB%A6%BD%20%EB%AA%AC%EC%B0%A8%20%EC%9E%90%EB%8F%99%EC%B0%A8%20%EA%B2%BD%EC%A3%BC%EC%9E%A5</text:p>
          </table:table-cell>
        </table:table-row>
        <table:table-row table:style-name="ro2">
          <table:table-cell office:value-type="string" calcext:value-type="string">
            <text:p>아제르바이잔(바쿠)</text:p>
          </table:table-cell>
          <table:table-cell office:value-type="string" calcext:value-type="string">
            <text:p>https://namu.wiki/w/%EB%B0%94%EC%BF%A0%20%EC%8B%9C%ED%8B%B0%20%EC%84%9C%ED%82%B7</text:p>
          </table:table-cell>
        </table:table-row>
        <table:table-row table:style-name="ro2">
          <table:table-cell office:value-type="string" calcext:value-type="string">
            <text:p>싱가포르(마리나 베이)</text:p>
          </table:table-cell>
          <table:table-cell office:value-type="string" calcext:value-type="string">
            <text:p>https://namu.wiki/w/%EB%A7%88%EB%A6%AC%EB%82%98%20%EB%B2%A0%EC%9D%B4%20%EC%8B%9C%EA%B0%80%EC%A7%80%20%EC%84%9C%ED%82%B7</text:p>
          </table:table-cell>
        </table:table-row>
        <table:table-row table:style-name="ro2">
          <table:table-cell office:value-type="string" calcext:value-type="string">
            <text:p>미국(오스틴)</text:p>
          </table:table-cell>
          <table:table-cell office:value-type="string" calcext:value-type="string">
            <text:p>https://namu.wiki/w/%EC%84%9C%ED%82%B7%20%EC%98%A4%EB%B8%8C%20%EB%94%94%20%EC%95%84%EB%A9%94%EB%A6%AC%EC%B9%B4%EC%8A%A4</text:p>
          </table:table-cell>
        </table:table-row>
        <table:table-row table:style-name="ro2">
          <table:table-cell office:value-type="string" calcext:value-type="string">
            <text:p>멕시코(멕시코 시티)</text:p>
          </table:table-cell>
          <table:table-cell office:value-type="string" calcext:value-type="string">
            <text:p>https://namu.wiki/w/%EC%97%90%EB%A5%B4%EB%A7%88%EB%85%B8%EC%8A%A4%20%EB%A1%9C%EB%93%9C%EB%A6%AC%EA%B2%8C%EC%8A%A4%20%EC%9E%90%EB%8F%99%EC%B0%A8%20%EA%B2%BD%EC%A3%BC%EC%9E%A5</text:p>
          </table:table-cell>
        </table:table-row>
        <table:table-row table:style-name="ro2">
          <table:table-cell office:value-type="string" calcext:value-type="string">
            <text:p>브라질(상파울루)</text:p>
          </table:table-cell>
          <table:table-cell office:value-type="string" calcext:value-type="string">
            <text:p>https://namu.wiki/w/%EC%A3%BC%EC%A0%9C%20%EC%B9%B4%EB%A5%BC%EB%A3%A8%EC%8A%A4%20%ED%8C%8C%EC%8B%9C%20%EC%84%9C%ED%82%B7</text:p>
          </table:table-cell>
        </table:table-row>
        <table:table-row table:style-name="ro2">
          <table:table-cell office:value-type="string" calcext:value-type="string">
            <text:p>미국(라스베이거스)</text:p>
          </table:table-cell>
          <table:table-cell office:value-type="string" calcext:value-type="string">
            <text:p>https://namu.wiki/w/%EB%9D%BC%EC%8A%A4%EB%B2%A0%EC%9D%B4%EA%B1%B0%EC%8A%A4%20%EC%8A%A4%ED%8A%B8%EB%A6%BD%20%EC%84%9C%ED%82%B7</text:p>
          </table:table-cell>
        </table:table-row>
        <table:table-row table:style-name="ro2">
          <table:table-cell office:value-type="string" calcext:value-type="string">
            <text:p>카타르(루시알)</text:p>
          </table:table-cell>
          <table:table-cell office:value-type="string" calcext:value-type="string">
            <text:p>https://namu.wiki/w/%EB%A3%A8%EC%82%AC%EC%9D%BC%20%EC%9D%B8%ED%84%B0%EB%82%B4%EC%85%94%EB%84%90%20%EC%84%9C%ED%82%B7</text:p>
          </table:table-cell>
        </table:table-row>
        <table:table-row table:style-name="ro2">
          <table:table-cell office:value-type="string" calcext:value-type="string">
            <text:p>아부다비(야스 섬)</text:p>
          </table:table-cell>
          <table:table-cell office:value-type="string" calcext:value-type="string">
            <text:p>https://namu.wiki/w/%EC%95%BC%EC%8A%A4%20%EB%A7%88%EB%A6%AC%EB%82%98%20%EC%84%9C%ED%82%B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7T17:26:17.795732480</meta:creation-date>
    <dc:date>2024-11-28T12:02:39.058264741</dc:date>
    <meta:editing-duration>PT17H44M58S</meta:editing-duration>
    <meta:editing-cycles>1</meta:editing-cycles>
    <meta:document-statistic meta:table-count="1" meta:cell-count="48" meta:object-count="0"/>
    <meta:generator>LibreOffice/7.3.7.2$Linux_X86_64 LibreOffice_project/30$Build-2</meta:generator>
  </office:meta>
</office:document-meta>
</file>